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Garamond" officeooo:rsid="0013f1a4" officeooo:paragraph-rsid="001ceeef" fo:background-color="transparent" style:font-name-complex="Garamond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6" style:family="paragraph" style:parent-style-name="Standard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3b4dd2" officeooo:paragraph-rsid="003b4dd2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373b10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1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3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373b10" fo:background-color="transparent" style:font-name-complex="Garamond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20834d" fo:background-color="#ffff00" style:font-name-complex="Garamond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6pt" style:text-underline-style="none" fo:font-weight="bold" officeooo:rsid="0013f1a4" officeooo:paragraph-rsid="001ceeef" fo:background-color="transparent" style:font-size-asian="16pt" style:font-weight-asian="bold" style:font-name-complex="Garamond" style:font-size-complex="16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transparent" fo:hyphenate="false" fo:hyphenation-remain-char-count="2" fo:hyphenation-push-char-count="2"/>
    </style:style>
    <style:style style:name="P5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223cea" officeooo:paragraph-rsid="00360ea4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223cea" officeooo:paragraph-rsid="00360ea4" fo:background-color="transparent" style:font-size-asian="12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6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6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6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6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360ea4" fo:background-color="transparent" fo:hyphenate="false" fo:hyphenation-remain-char-count="2" fo:hyphenation-push-char-count="2"/>
    </style:style>
    <style:style style:name="P65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66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7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68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69" style:family="paragraph" style:parent-style-name="Standard">
      <style:paragraph-properties fo:line-height="100%" fo:text-align="center" style:justify-single-word="false" style:writing-mode="lr-tb"/>
      <style:text-properties style:font-name="Garamond" officeooo:rsid="0013f1a4" officeooo:paragraph-rsid="0013f1a4" fo:background-color="transparent" style:font-name-complex="Garamond"/>
    </style:style>
    <style:style style:name="P70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71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72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73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4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75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76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77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78" style:family="paragraph" style:parent-style-name="Standard">
      <style:paragraph-properties fo:line-height="100%" fo:text-align="center" style:justify-single-word="false" style:writing-mode="lr-tb"/>
      <style:text-properties officeooo:paragraph-rsid="0013f1a4"/>
    </style:style>
    <style:style style:name="P79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80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81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82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83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84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8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8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b4dd2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8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3f1a4" officeooo:paragraph-rsid="001ceeef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8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9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c84a3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9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9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c22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9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31aaa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9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officeooo:rsid="0020834d" officeooo:paragraph-rsid="001ceeef" style:letter-kerning="true" fo:background-color="#ffff00" style:font-name-asian="Droid Sans Fallback1" style:font-size-asian="12pt" style:language-asian="zh" style:country-asian="CN" style:font-name-complex="Garamond" style:font-size-complex="12pt" style:language-complex="hi" style:country-complex="IN" fo:hyphenate="false" fo:hyphenation-remain-char-count="2" fo:hyphenation-push-char-count="2"/>
    </style:style>
    <style:style style:name="P9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60ea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9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73b10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9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e453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9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4506ea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9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386e3" officeooo:paragraph-rsid="0041a1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0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23cea" officeooo:paragraph-rsid="004506e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0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10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0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104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0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10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fo:font-style="normal" style:text-underline-style="none" fo:font-weight="bold" officeooo:rsid="00373b10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3" style:family="text">
      <style:text-properties style:font-name="Garamond" fo:font-size="15pt" fo:font-style="normal" style:text-underline-style="none" fo:font-weight="bold" officeooo:rsid="0040870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4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5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6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7" style:family="text">
      <style:text-properties officeooo:rsid="0013f1a4"/>
    </style:style>
    <style:style style:name="T28" style:family="text">
      <style:text-properties officeooo:rsid="00174ae6"/>
    </style:style>
    <style:style style:name="T29" style:family="text">
      <style:text-properties officeooo:rsid="001790bd"/>
    </style:style>
    <style:style style:name="T30" style:family="text">
      <style:text-properties fo:font-size="12pt" officeooo:rsid="0013f1a4" style:font-size-asian="12pt" style:font-size-complex="12pt"/>
    </style:style>
    <style:style style:name="T31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3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5" style:family="text">
      <style:text-properties fo:font-size="12pt" officeooo:rsid="0013f1a4" style:font-name-asian="Garamond" style:font-size-asian="12pt" style:font-size-complex="12pt"/>
    </style:style>
    <style:style style:name="T36" style:family="text">
      <style:text-properties officeooo:rsid="0019221a"/>
    </style:style>
    <style:style style:name="T37" style:family="text">
      <style:text-properties officeooo:rsid="0019f68e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9f68e"/>
    </style:style>
    <style:style style:name="T40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2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3" style:family="text">
      <style:text-properties fo:color="#000000" style:font-name="Garamond" style:text-underline-style="none" officeooo:rsid="00344ff2" fo:background-color="transparent" loext:char-shading-value="0" style:font-name-complex="Garamond"/>
    </style:style>
    <style:style style:name="T44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5" style:family="text">
      <style:text-properties officeooo:rsid="0020834d"/>
    </style:style>
    <style:style style:name="T46" style:family="text">
      <style:text-properties style:font-name="Garamond1"/>
    </style:style>
    <style:style style:name="T47" style:family="text">
      <style:text-properties officeooo:rsid="00223cea"/>
    </style:style>
    <style:style style:name="T48" style:family="text">
      <style:text-properties officeooo:rsid="002386e3"/>
    </style:style>
    <style:style style:name="T49" style:family="text">
      <style:text-properties officeooo:rsid="002659b6"/>
    </style:style>
    <style:style style:name="T50" style:family="text">
      <style:text-properties officeooo:rsid="00269993"/>
    </style:style>
    <style:style style:name="T51" style:family="text">
      <style:text-properties officeooo:rsid="0027d615"/>
    </style:style>
    <style:style style:name="T52" style:family="text">
      <style:text-properties officeooo:rsid="0029bf20"/>
    </style:style>
    <style:style style:name="T53" style:family="text">
      <style:text-properties officeooo:rsid="002bed98"/>
    </style:style>
    <style:style style:name="T54" style:family="text">
      <style:text-properties fo:font-size="15pt" style:text-underline-style="none" officeooo:rsid="0019f68e" style:font-size-asian="15pt" style:font-size-complex="15pt"/>
    </style:style>
    <style:style style:name="T55" style:family="text">
      <style:text-properties officeooo:rsid="002e4346"/>
    </style:style>
    <style:style style:name="T56" style:family="text">
      <style:text-properties officeooo:rsid="00316598"/>
    </style:style>
    <style:style style:name="T57" style:family="text">
      <style:text-properties officeooo:rsid="00335905"/>
    </style:style>
    <style:style style:name="T58" style:family="text">
      <style:text-properties style:font-size-asian="12pt"/>
    </style:style>
    <style:style style:name="T59" style:family="text">
      <style:text-properties officeooo:rsid="00335905" style:font-size-asian="12pt"/>
    </style:style>
    <style:style style:name="T60" style:family="text">
      <style:text-properties officeooo:rsid="003fe6a7"/>
    </style:style>
    <style:style style:name="T61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3" style:family="text"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style:letter-kerning="true" fo:background-color="transparent" loext:char-shading-value="0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T64" style:family="text">
      <style:text-properties officeooo:rsid="0041a146"/>
    </style:style>
    <style:style style:name="T65" style:family="text">
      <style:text-properties officeooo:rsid="0041dec8"/>
    </style:style>
    <style:style style:name="T66" style:family="text">
      <style:text-properties officeooo:rsid="00431a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1"/>
      <text:p text:style-name="P1"/>
      <text:p text:style-name="P1"/>
      <text:p text:style-name="P1"/>
      <text:p text:style-name="P1"><text:s/></text:p>
      <text:h text:style-name="P17" text:outline-level="1">PROG5 - Projet logiciel <text:line-break/>2014-2015</text:h>
      <text:p text:style-name="P2"/>
      <text:p text:style-name="P2"/>
      <text:p text:style-name="P2"/>
      <text:p text:style-name="P1"><text:span text:style-name="T27">Journal</text:span> </text:p>
      <text:p text:style-name="P3"/>
      <text:p text:style-name="P3"/>
      <text:p text:style-name="P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 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/>
      <text:p text:style-name="P3"><text:soft-page-break/>Janvier 2015</text:p>
      <text:p text:style-name="P6">******** Lundi 5 Janvier ******** </text:p>
      <text:p text:style-name="P6"/>
      <text:p text:style-name="P5"/>
      <text:list xml:id="list3159663022472810109" text:style-name="L1">
        <text:list-item>
          <text:p text:style-name="P66">Mise en place du Github</text:p>
        </text:list-item>
        <text:list-item>
          <text:p text:style-name="P68">Analyse du sujet</text:p>
        </text:list-item>
        <text:list-item>
          <text:p text:style-name="P70">Ana<text:span text:style-name="T46">lyse du code source fourni :</text:span></text:p>
        </text:list-item>
      </text:list>
      <text:list xml:id="list7383628330804731995" text:style-name="L2">
        <text:list-item>
          <text:p text:style-name="P67">D<text:span text:style-name="T49">é</text:span>termination du rôle joué par chaque fichier</text:p>
        </text:list-item>
        <text:list-item>
          <text:p text:style-name="P75"><text:span text:style-name="T12">Analyse d</text:span><text:span text:style-name="T13">u mode de stockage des registres en des status du simulateur</text:span></text:p>
        </text:list-item>
        <text:list-item>
          <text:p text:style-name="P76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101108952134308" text:continue-list="list3159663022472810109" text:style-name="L1">
        <text:list-item>
          <text:p text:style-name="P77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77"><text:span text:style-name="T10">Répartition du travail en fonction des fichiers à traiter 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8"><text:soft-page-break/><text:span text:style-name="T63">******** Mardi 6 Janvier ******** </text:span></text:p>
      <text:p text:style-name="P14">******** Avancement ******** </text:p>
      <text:p text:style-name="P14"/>
      <text:p text:style-name="P22"/>
      <text:p text:style-name="P18"><text:span text:style-name="T28">A</text:span>nalyse de la doc<text:span text:style-name="T29">umentation ARM_v5</text:span> <text:span text:style-name="T28">relative à :</text:span></text:p>
      <text:list xml:id="list2099495887459949077" text:style-name="L3">
        <text:list-item>
          <text:p text:style-name="P71">Mode d'adressage et fetch des instructions de la m<text:span text:style-name="T50">é</text:span>moire vers les registres.</text:p>
        </text:list-item>
        <text:list-item>
          <text:p text:style-name="P72">D<text:span text:style-name="T60">é</text:span>terminer la partie commune de la lecture et de l'analyse de <text:span text:style-name="T36">toutes les </text:span>instruction<text:span text:style-name="T36">s et des conditions de différenciation des modes d'adressage </text:span>:</text:p>
          <text:p text:style-name="P82">- <text:span text:style-name="T27">arm_instruction.c<text:tab/><text:tab/>:</text:span> <text:span text:style-name="T31">SELLAM</text:span><text:span text:style-name="T33"> Louis</text:span></text:p>
        </text:list-item>
        <text:list-item>
          <text:p text:style-name="P71">Determination des algorithmes de traitement de chaque type d'instruction :</text:p>
          <text:p text:style-name="P83">- <text:span text:style-name="T27">arm_branch_other.c<text:tab/>:</text:span><text:span text:style-name="T30"> </text:span><text:span text:style-name="T32">COUTAUD</text:span><text:span text:style-name="T34"> Ulysse</text:span></text:p>
          <text:p text:style-name="P83"><text:span text:style-name="T34">- arm_load_store.c<text:tab/><text:tab/>: </text:span><text:span text:style-name="T31">OCHIER</text:span><text:span text:style-name="T33"> Sebastien</text:span></text:p>
          <text:p text:style-name="P84">- <text:span text:style-name="T27">arm_data_processing.c<text:tab/>:</text:span><text:span text:style-name="T30"> </text:span><text:span text:style-name="T32">SID-LAKHDAR</text:span><text:span text:style-name="T35"> <text:s/></text:span><text:span text:style-name="T30">Riyane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9"><text:soft-page-break/><text:span text:style-name="T61">******** Mercredi 7 Janvier ******** </text:span></text:p>
      <text:p text:style-name="P10">******** Avancement ******** </text:p>
      <text:p text:style-name="P8"/>
      <text:p text:style-name="P30"><text:span text:style-name="T38">. <text:s text:c="2"/></text:span><text:span text:style-name="T54">arm_instruction :</text:span></text:p>
      <text:p text:style-name="P23"/>
      <text:p text:style-name="P49">Mise en place d<text:span text:style-name="T53">'une</text:span> première version.</text:p>
      <text:p text:style-name="P51">Elaboration de la structure du programme avec un ensemble de fonctions (non impl<text:span text:style-name="T57">an</text:span>tées).</text:p>
      <text:p text:style-name="P50">Début de l'impl<text:span text:style-name="T57">antation</text:span> des fonctions.</text:p>
      <text:p text:style-name="P34"/>
      <text:p text:style-name="P24"><text:span text:style-name="T21">. <text:s text:c="2"/></text:span><text:span text:style-name="T24">arm_data_processing :</text:span></text:p>
      <text:p text:style-name="P60"/>
      <text:p text:style-name="P42">Mise en place de l'algorithme de traitement d'instructions « data processing » :</text:p>
      <text:p text:style-name="P42">Implantation du parseur d'instruction (non exhaustif).</text:p>
      <text:p text:style-name="P42"><text:span text:style-name="T47">Réalisation de</text:span> chaque <text:span text:style-name="T47">type d'opération</text:span>.</text:p>
      <text:p text:style-name="P43">Sauvegarde des r<text:span text:style-name="T51">é</text:span>sultats de l'op<text:span text:style-name="T51">é</text:span>ration en fonction du types d'op<text:span text:style-name="T51">é</text:span>ration et du bit S (mise à jours du registre CPSR)</text:p>
      <text:p text:style-name="P38"/>
      <text:p text:style-name="P24"><text:span text:style-name="T21">. <text:s text:c="2"/></text:span><text:span text:style-name="T24">arm_load_store :</text:span></text:p>
      <text:p text:style-name="P31"/>
      <text:p text:style-name="P38">Mise en place des algorithmes du traitement des pre(post)-incr<text:span text:style-name="T51">é</text:span>ments d'adresses imm<text:span text:style-name="T51">é</text:span>diate<text:span text:style-name="T51">s</text:span>, ou par registres.</text:p>
      <text:p text:style-name="P38"/>
      <text:p text:style-name="P28"><text:span text:style-name="T26">. <text:s text:c="2"/></text:span><text:span text:style-name="T25">arm_branch_other :</text:span></text:p>
      <text:p text:style-name="P60"/>
      <text:p text:style-name="P56"><text:tab/></text:p>
      <text:p text:style-name="P3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9"><text:soft-page-break/><text:span text:style-name="T62">******** Jeudi 8 Janvier ******** </text:span></text:p>
      <text:p text:style-name="P6">******** Avancement ******** </text:p>
      <text:p text:style-name="P9"/>
      <text:p text:style-name="P29"><text:span text:style-name="T38">. <text:s text:c="2"/></text:span><text:span text:style-name="T54">arm_instruction :</text:span></text:p>
      <text:p text:style-name="P61"/>
      <text:p text:style-name="P54">Prise de décision avec les autres membres pour dé<text:span text:style-name="T56">c</text:span>ider <text:span text:style-name="T57">de </text:span>la vérification des sous catégories.</text:p>
      <text:p text:style-name="P55">Suite des <text:span text:style-name="T58">impl</text:span><text:span text:style-name="T59">antation</text:span> des fonctions.</text:p>
      <text:p text:style-name="P33"/>
      <text:p text:style-name="P25"><text:span text:style-name="T21">. <text:s text:c="2"/></text:span><text:span text:style-name="T24">arm_data_processing :</text:span></text:p>
      <text:p text:style-name="P63"/>
      <text:p text:style-name="P47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 </text:span><text:span text:style-name="T16">:</text:span></text:p>
      <text:list xml:id="list511447450385001207" text:style-name="L4">
        <text:list-item>
          <text:p text:style-name="P79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40">(</text:span><text:span text:style-name="T43">5 </text:span><text:span text:style-name="T40">cas)</text:span></text:p>
        </text:list-item>
        <text:list-item>
          <text:p text:style-name="P80"><text:span text:style-name="T40">Representé par un </text:span><text:span text:style-name="T44">registre</text:span><text:span text:style-name="T40"> </text:span><text:span text:style-name="T41">+ d</text:span><text:span text:style-name="T42">é</text:span><text:span text:style-name="T41">calage ou rotation imm</text:span><text:span text:style-name="T42">é</text:span><text:span text:style-name="T41">diat ou registre </text:span><text:span text:style-name="T40">(</text:span><text:span text:style-name="T43">11</text:span><text:span text:style-name="T40"> cas)</text:span></text:p>
        </text:list-item>
      </text:list>
      <text:p text:style-name="P37"/>
      <text:p text:style-name="P25"><text:span text:style-name="T21">. <text:s text:c="2"/></text:span><text:span text:style-name="T9">arm_load_store :</text:span></text:p>
      <text:p text:style-name="P62"/>
      <text:p text:style-name="P41">Mise en place des algorithmes des "Miscellaneous Load/Store".</text:p>
      <text:p text:style-name="P39"/>
      <text:p text:style-name="P27"><text:span text:style-name="T26">. <text:s text:c="2"/></text:span><text:span text:style-name="T8">arm_branch_other :</text:span></text:p>
      <text:p text:style-name="P32"><text:tab/></text:p>
      <text:p text:style-name="P102">Premiere implémentation de Branch et Branch and Link</text:p>
      <text:p text:style-name="P87">Implémentation de Branch Link and eXchange (sauf fonctionnalité changement de jeu d'instruction en Thumb).</text:p>
      <text:p text:style-name="P88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Vendredi 9 Janvier ******** </text:p>
      <text:p text:style-name="P6">******** Avancement ******** </text:p>
      <text:p text:style-name="P9"/>
      <text:p text:style-name="P29"><text:span text:style-name="T38">. <text:s text:c="2"/></text:span><text:span text:style-name="T39">arm_instruction :</text:span></text:p>
      <text:p text:style-name="P61"/>
      <text:p text:style-name="P52">Affichage des valeurs et variables nécessaires pour le debbuging.</text:p>
      <text:p text:style-name="P52">Optimisation du code <text:span text:style-name="T55">et ajout de commentaires</text:span>.</text:p>
      <text:p text:style-name="P52">Première version stable et sans bug de arm_instruction.</text:p>
      <text:p text:style-name="P53">Premiers tests effectués (avec tests fournis).</text:p>
      <text:p text:style-name="P53"/>
      <text:p text:style-name="P33"/>
      <text:p text:style-name="P25"><text:span text:style-name="T21">. <text:s text:c="2"/></text:span><text:span text:style-name="T24">arm_data_processing :</text:span></text:p>
      <text:p text:style-name="P59"/>
      <text:p text:style-name="P48">Implantation de l'interface utilisateur : Affichage du type d'op<text:span text:style-name="T52">é</text:span>ration, bit I, bit S, type de l'op<text:span text:style-name="T52">é</text:span>rande 2 et la valeur des op<text:span text:style-name="T52">é</text:span>rand<text:span text:style-name="T52">es</text:span> 1 et 2.</text:p>
      <text:p text:style-name="P48">Test de toutes les commandes de type «data_processing»</text:p>
      <text:p text:style-name="P39"/>
      <text:p text:style-name="P25"><text:span text:style-name="T21">. <text:s text:c="2"/></text:span><text:span text:style-name="T9">arm_load_store :</text:span></text:p>
      <text:p text:style-name="P41"/>
      <text:p text:style-name="P41">Test des Load/Store. Modification des codes conditions afin d'appliquer le bon traitement à l'adresse.</text:p>
      <text:p text:style-name="P41"/>
      <text:p text:style-name="P27"><text:span text:style-name="T26">. <text:s text:c="2"/></text:span><text:span text:style-name="T8">arm_branch_other :</text:span></text:p>
      <text:p text:style-name="P59"/>
      <text:p text:style-name="P89">Tests et corrections sur B et BL.</text:p>
      <text:p text:style-name="P89">Implémentation de l'analyse des instructions miscellaneous pour appeler les fonctions correspondantes (BLX, MSR, MRS...).</text:p>
      <text:p text:style-name="P90">Mise en place de la trace d'exécution sur B, BL et BLX.</text:p>
      <text:p text:style-name="P21"><text:tab/><text:tab/></text:p>
      <text:p text:style-name="P36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Samedi 10 Janvier ******** </text:p>
      <text:p text:style-name="P6">******** Avancement ******** </text:p>
      <text:p text:style-name="P6"/>
      <text:p text:style-name="P64">Mise à jour du fichier «descriptif du code.odt» relatif au code de traitement d'instruction «data_processing».</text:p>
      <text:p text:style-name="P58">Mise à jour du fichier «<text:span text:style-name="T48">liste des fonctionalites</text:span>.odt» relatif au code de traitement d'instruction «data_processing».</text:p>
      <text:p text:style-name="P57">Mise à jour du fichier «<text:span text:style-name="T48">liste des tests</text:span>.odt» relatif au code de traitement d'instruction «data_processing».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Lundi 12 Janvier ******** </text:p>
      <text:p text:style-name="P6">******** Avancement ******** </text:p>
      <text:p text:style-name="P9"/>
      <text:p text:style-name="P29"><text:span text:style-name="T38">. <text:s text:c="2"/></text:span><text:span text:style-name="T39">arm_instruction :</text:span></text:p>
      <text:p text:style-name="P61"/>
      <text:p text:style-name="P99">Version finale <text:span text:style-name="T64">finie</text:span>. Passage à arm_branch_other et à arm_exception.</text:p>
      <text:p text:style-name="P33"/>
      <text:p text:style-name="P25"><text:span text:style-name="T21">. <text:s text:c="2"/></text:span><text:span text:style-name="T24">arm_data_processing :</text:span></text:p>
      <text:p text:style-name="P59"/>
      <text:p text:style-name="P95">Fin des test : implantation du test pour les instruction avec mise à jours du registre statuts (CPSR). <text:s text:c="2"/>Implantation du fichier «Examples/exampleDataProcessingSave.s»</text:p>
      <text:p text:style-name="P45"/>
      <text:p text:style-name="P26"><text:span text:style-name="T21">. <text:s text:c="2"/></text:span><text:span text:style-name="T9">arm_load_store :</text:span></text:p>
      <text:p text:style-name="P40"/>
      <text:p text:style-name="P44">******** <text:span text:style-name="T45">SEBASTIEN*************</text:span></text:p>
      <text:p text:style-name="P39"/>
      <text:p text:style-name="P27"><text:span text:style-name="T26">. <text:s text:c="2"/></text:span><text:span text:style-name="T8">arm_branch_other :</text:span></text:p>
      <text:p text:style-name="P59"/>
      <text:p text:style-name="P97">Implémentation instructions MSR (depuis registre et immédiate) et MRS</text:p>
      <text:p text:style-name="P97"/>
      <text:p text:style-name="P105"><text:span text:style-name="T21">. <text:s text:c="2"/></text:span><text:span text:style-name="T23">arm_</text:span><text:span text:style-name="T22">exception</text:span><text:span text:style-name="T9"> :</text:span></text:p>
      <text:p text:style-name="P86"/>
      <text:p text:style-name="P98">Implantation du cas de l'exception : UNDEFINED_INSTRUCTION.</text:p>
      <text:p text:style-name="P98">Probléme lors du test de cette implantation : <text:span text:style-name="T65">Nous n'</text:span>arriv<text:span text:style-name="T65">ons</text:span> pas à placer le vecteur d'interruption correspondant à l'adresse 0x4</text:p>
      <text:p text:style-name="P36"/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******** Mardi 13 Janvier ******** </text:p>
      <text:p text:style-name="P14">******** Avancement ******** </text:p>
      <text:p text:style-name="P9"/>
      <text:p text:style-name="P29"><text:span text:style-name="T38">. <text:s text:c="2"/></text:span><text:span text:style-name="T39">arm_instruction :</text:span></text:p>
      <text:p text:style-name="P85"/>
      <text:p text:style-name="P92">Fini.</text:p>
      <text:p text:style-name="P33"/>
      <text:p text:style-name="P25"><text:span text:style-name="T21">. <text:s text:c="2"/></text:span><text:span text:style-name="T24">arm_data_processing :</text:span></text:p>
      <text:p text:style-name="P59"/>
      <text:p text:style-name="P94">******** A faire Riyane *************</text:p>
      <text:p text:style-name="P39"/>
      <text:p text:style-name="P25"><text:span text:style-name="T21">. <text:s text:c="2"/></text:span><text:span text:style-name="T9">arm_load_store :</text:span></text:p>
      <text:p text:style-name="P62"/>
      <text:p text:style-name="P44">******** <text:span text:style-name="T45">SEBASTIEN*************</text:span></text:p>
      <text:p text:style-name="P39"/>
      <text:p text:style-name="P27"><text:span text:style-name="T26">. <text:s text:c="2"/></text:span><text:span text:style-name="T8">arm_branch_other :</text:span></text:p>
      <text:p text:style-name="P59"/>
      <text:p text:style-name="P91">Affichage des valeurs et variables nécessaires pour le debbuging.</text:p>
      <text:p text:style-name="P91">Optimisation du code <text:span text:style-name="T55">et ajout de commentaires</text:span>.</text:p>
      <text:p text:style-name="P91">Première version stable et sans bug de arm_<text:span text:style-name="T66">branch_other</text:span>.</text:p>
      <text:p text:style-name="P93">Création de tests &amp; p<text:span text:style-name="T55">remiers tests effectués </text:span>avec succès.</text:p>
      <text:p text:style-name="P93"/>
      <text:p text:style-name="P105"><text:span text:style-name="T21">. <text:s text:c="2"/></text:span><text:span text:style-name="T23">arm_</text:span><text:span text:style-name="T22">exception</text:span><text:span text:style-name="T9"> :</text:span></text:p>
      <text:p text:style-name="P86"/>
      <text:p text:style-name="P100"/>
      <text:p text:style-name="P36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Mercredi 14 Janvier ******** </text:p>
      <text:p text:style-name="P6">******** Avancement ******** </text:p>
      <text:p text:style-name="P9"/>
      <text:p text:style-name="P29"><text:span text:style-name="T38">. <text:s text:c="2"/></text:span><text:span text:style-name="T39">arm_instruction :</text:span></text:p>
      <text:p text:style-name="P61"/>
      <text:p text:style-name="P92">Fini.</text:p>
      <text:p text:style-name="P33"/>
      <text:p text:style-name="P25"><text:span text:style-name="T21">. <text:s text:c="2"/></text:span><text:span text:style-name="T24">arm_data_processing :</text:span></text:p>
      <text:p text:style-name="P59"/>
      <text:p text:style-name="P46">******** <text:span text:style-name="T37">A faire Riyane *************</text:span></text:p>
      <text:p text:style-name="P39"/>
      <text:p text:style-name="P25"><text:span text:style-name="T21">. <text:s text:c="2"/></text:span><text:span text:style-name="T9">arm_load_store :</text:span></text:p>
      <text:p text:style-name="P62"/>
      <text:p text:style-name="P44">******** <text:span text:style-name="T45">SEBASTIEN*************</text:span></text:p>
      <text:p text:style-name="P39"/>
      <text:p text:style-name="P27"><text:span text:style-name="T26">. <text:s text:c="2"/></text:span><text:span text:style-name="T8">arm_branch_other :</text:span></text:p>
      <text:p text:style-name="P59"/>
      <text:p text:style-name="P92">Création de nouveaux tests pour couvrir une plus large plage de commande.</text:p>
      <text:p text:style-name="P92"/>
      <text:p text:style-name="P105"><text:span text:style-name="T21">. <text:s text:c="2"/></text:span><text:span text:style-name="T23">arm_</text:span><text:span text:style-name="T22">exception</text:span><text:span text:style-name="T9"> :</text:span></text:p>
      <text:p text:style-name="P86"/>
      <text:p text:style-name="P100"/>
      <text:p text:style-name="P36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Jeudi 15 Janvier ******** </text:p>
      <text:p text:style-name="P6">******** Avancement ******** </text:p>
      <text:p text:style-name="P11"/>
      <text:p text:style-name="P29"><text:span text:style-name="T38">. <text:s text:c="2"/></text:span><text:span text:style-name="T39">arm_instruction :</text:span></text:p>
      <text:p text:style-name="P61"/>
      <text:p text:style-name="P92">Fini.</text:p>
      <text:p text:style-name="P33"/>
      <text:p text:style-name="P25"><text:span text:style-name="T21">. <text:s text:c="2"/></text:span><text:span text:style-name="T24">arm_data_processing :</text:span></text:p>
      <text:p text:style-name="P59"/>
      <text:p text:style-name="P46">******** <text:span text:style-name="T37">A faire Riyane *************</text:span></text:p>
      <text:p text:style-name="P39"/>
      <text:p text:style-name="P25"><text:span text:style-name="T21">. <text:s text:c="2"/></text:span><text:span text:style-name="T9">arm_load_store :</text:span></text:p>
      <text:p text:style-name="P62"/>
      <text:p text:style-name="P44">******** <text:span text:style-name="T45">SEBASTIEN*************</text:span></text:p>
      <text:p text:style-name="P39"/>
      <text:p text:style-name="P27"><text:span text:style-name="T26">. <text:s text:c="2"/></text:span><text:span text:style-name="T8">arm_branch_other :</text:span></text:p>
      <text:p text:style-name="P59"/>
      <text:p text:style-name="P46">******** <text:span text:style-name="T37">A ULYSSE*************</text:span></text:p>
      <text:p text:style-name="P46"/>
      <text:p text:style-name="P105"><text:span text:style-name="T21">. <text:s text:c="2"/></text:span><text:span text:style-name="T23">arm_</text:span><text:span text:style-name="T22">exception</text:span><text:span text:style-name="T9"> :</text:span></text:p>
      <text:p text:style-name="P86"/>
      <text:p text:style-name="P98"/>
      <text:p text:style-name="P36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Vendredi 16 Janvier ******** </text:p>
      <text:p text:style-name="P6">******** Avancement ******** </text:p>
      <text:p text:style-name="P9"/>
      <text:p text:style-name="P29"><text:span text:style-name="T38">. <text:s text:c="2"/></text:span><text:span text:style-name="T39">arm_instruction :</text:span></text:p>
      <text:p text:style-name="P61"/>
      <text:p text:style-name="P92">Fini.</text:p>
      <text:p text:style-name="P33"/>
      <text:p text:style-name="P25"><text:span text:style-name="T21">. <text:s text:c="2"/></text:span><text:span text:style-name="T24">arm_data_processing :</text:span></text:p>
      <text:p text:style-name="P59"/>
      <text:p text:style-name="P46">******** <text:span text:style-name="T37">A faire Riyane *************</text:span></text:p>
      <text:p text:style-name="P39"/>
      <text:p text:style-name="P25"><text:span text:style-name="T21">. <text:s text:c="2"/></text:span><text:span text:style-name="T9">arm_load_store :</text:span></text:p>
      <text:p text:style-name="P62"/>
      <text:p text:style-name="P44">******** <text:span text:style-name="T45">SEBASTIEN*************</text:span></text:p>
      <text:p text:style-name="P39"/>
      <text:p text:style-name="P27"><text:span text:style-name="T26">. <text:s text:c="2"/></text:span><text:span text:style-name="T8">arm_branch_other :</text:span></text:p>
      <text:p text:style-name="P59"/>
      <text:p text:style-name="P46">******** <text:span text:style-name="T37">A ULYSSE*************</text:span></text:p>
      <text:p text:style-name="P46"/>
      <text:p text:style-name="P105"><text:span text:style-name="T21">. <text:s text:c="2"/></text:span><text:span text:style-name="T23">arm_</text:span><text:span text:style-name="T22">exception</text:span><text:span text:style-name="T9"> :</text:span></text:p>
      <text:p text:style-name="P86"/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2H22M53S</meta:editing-duration>
    <dc:date>2015-01-14T10:11:07.800962610</dc:date>
    <meta:editing-cycles>38</meta:editing-cycles>
    <meta:generator>LibreOffice/4.2.4.2$Linux_X86_64 LibreOffice_project/420m0$Build-2</meta:generator>
    <dc:creator>sellaml </dc:creator>
    <meta:document-statistic meta:table-count="0" meta:image-count="0" meta:object-count="0" meta:page-count="12" meta:paragraph-count="141" meta:word-count="850" meta:character-count="5960" meta:non-whitespace-character-count="5155"/>
  </office:meta>
</office:document-meta>
</file>